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0" style:family="table">
      <style:table-properties style:width="15.402cm" table:align="center"/>
    </style:style>
    <style:style style:name="Tabela10.A" style:family="table-column">
      <style:table-column-properties style:column-width="2.63cm"/>
    </style:style>
    <style:style style:name="Tabela10.B" style:family="table-column">
      <style:table-column-properties style:column-width="2.496cm"/>
    </style:style>
    <style:style style:name="Tabela10.C" style:family="table-column">
      <style:table-column-properties style:column-width="7.495cm"/>
    </style:style>
    <style:style style:name="Tabela10.D" style:family="table-column">
      <style:table-column-properties style:column-width="2.782cm"/>
    </style:style>
    <style:style style:name="Tabela10.A1" style:family="table-cell">
      <style:table-cell-properties fo:background-color="#eeeeee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0.D1" style:family="table-cell">
      <style:table-cell-properties fo:background-color="#eeeeee" fo:padding-left="0.191cm" fo:padding-right="0.191cm" fo:padding-top="0cm" fo:padding-bottom="0cm" fo:border="0.5pt solid #000000">
        <style:background-image/>
      </style:table-cell-properties>
    </style:style>
    <style:style style:name="Tabela10.2" style:family="table-row">
      <style:table-row-properties style:min-row-height="0.607cm" style:use-optimal-row-height="false"/>
    </style:style>
    <style:style style:name="Tabela10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0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0.C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0.D2" style:family="table-cell">
      <style:table-cell-properties fo:padding-left="0.191cm" fo:padding-right="0.191cm" fo:padding-top="0cm" fo:padding-bottom="0cm" fo:border="0.5pt solid #000000"/>
    </style:style>
    <style:style style:name="Tabela10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B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C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0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B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C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0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B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C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0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B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C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10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8" style:family="table">
      <style:table-properties style:width="17.013cm" fo:margin-left="0cm" table:align="left"/>
    </style:style>
    <style:style style:name="Tabela8.A" style:family="table-column">
      <style:table-column-properties style:column-width="17.013cm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699cm"/>
    </style:style>
    <style:style style:name="Tabela1.B" style:family="table-column">
      <style:table-column-properties style:column-width="10.37cm"/>
    </style:style>
    <style:style style:name="Tabela1.C" style:family="table-column">
      <style:table-column-properties style:column-width="3.944cm"/>
    </style:style>
    <style:style style:name="Tabela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fo:background-color="#eeeeee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2.699cm"/>
    </style:style>
    <style:style style:name="Tabela2.B" style:family="table-column">
      <style:table-column-properties style:column-width="10.37cm"/>
    </style:style>
    <style:style style:name="Tabela2.C" style:family="table-column">
      <style:table-column-properties style:column-width="3.944cm"/>
    </style:style>
    <style:style style:name="Tabela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C1" style:family="table-cell">
      <style:table-cell-properties fo:background-color="#eeeeee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84b00" officeooo:paragraph-rsid="00042d4f" style:font-weight-asian="bold" style:font-weight-complex="bold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weight="bold" officeooo:paragraph-rsid="00042d4f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paragraph-rsid="00042d4f" style:font-size-asian="22pt" style:font-weight-asian="bold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42d4f" officeooo:paragraph-rsid="00042d4f" style:font-size-asian="20pt" style:font-size-complex="20pt"/>
    </style:style>
    <style:style style:name="P5" style:family="paragraph" style:parent-style-name="Standard">
      <style:text-properties officeooo:paragraph-rsid="00042d4f"/>
    </style:style>
    <style:style style:name="P6" style:family="paragraph" style:parent-style-name="Standard">
      <style:paragraph-properties fo:text-align="center" style:justify-single-word="false" style:snap-to-layout-grid="false"/>
      <style:text-properties officeooo:paragraph-rsid="00042d4f"/>
    </style:style>
    <style:style style:name="P7" style:family="paragraph" style:parent-style-name="Standard">
      <style:paragraph-properties fo:text-align="center" style:justify-single-word="false" style:snap-to-layout-grid="false"/>
      <style:text-properties officeooo:rsid="000c0c2a" officeooo:paragraph-rsid="00042d4f"/>
    </style:style>
    <style:style style:name="P8" style:family="paragraph" style:parent-style-name="Standard">
      <style:paragraph-properties fo:text-align="justify" style:justify-single-word="false" style:snap-to-layout-grid="false"/>
      <style:text-properties officeooo:rsid="000c0c2a" officeooo:paragraph-rsid="00042d4f"/>
    </style:style>
    <style:style style:name="P9" style:family="paragraph" style:parent-style-name="Standard">
      <style:paragraph-properties fo:text-align="justify" style:justify-single-word="false" style:snap-to-layout-grid="false"/>
      <style:text-properties officeooo:paragraph-rsid="00042d4f"/>
    </style:style>
    <style:style style:name="P10" style:family="paragraph" style:parent-style-name="Standard">
      <style:paragraph-properties fo:text-align="center" style:justify-single-word="false" style:snap-to-layout-grid="false"/>
      <style:text-properties officeooo:rsid="00042d4f" officeooo:paragraph-rsid="00042d4f"/>
    </style:style>
    <style:style style:name="P11" style:family="paragraph" style:parent-style-name="Standard">
      <style:paragraph-properties fo:text-align="justify" style:justify-single-word="false" style:snap-to-layout-grid="false"/>
      <style:text-properties officeooo:rsid="00042d4f" officeooo:paragraph-rsid="00042d4f"/>
    </style:style>
    <style:style style:name="P12" style:family="paragraph" style:parent-style-name="Standard">
      <style:text-properties officeooo:paragraph-rsid="0005ef6c"/>
    </style:style>
    <style:style style:name="P13" style:family="paragraph" style:parent-style-name="Standard">
      <style:text-properties officeooo:paragraph-rsid="00072e48"/>
    </style:style>
    <style:style style:name="P14" style:family="paragraph" style:parent-style-name="Standard">
      <style:paragraph-properties fo:margin-left="0.499cm" fo:margin-right="0cm" fo:text-align="center" style:justify-single-word="false" fo:text-indent="0cm" style:auto-text-indent="false" fo:break-before="page"/>
      <style:text-properties fo:font-size="20pt" fo:font-weight="bold" officeooo:paragraph-rsid="00042d4f" style:font-size-asian="20pt" style:font-weight-asian="bold" style:font-size-complex="20pt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font-size="20pt" fo:font-weight="bold" officeooo:rsid="00042d4f" officeooo:paragraph-rsid="00042d4f" style:font-size-asian="20pt" style:font-weight-asian="bold" style:font-size-complex="20pt"/>
    </style:style>
    <style:style style:name="P16" style:family="paragraph" style:parent-style-name="Standard"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/>
      <style:text-properties fo:font-weight="bold" officeooo:rsid="00084b00" officeooo:paragraph-rsid="00042d4f" style:font-weight-asian="bold" style:font-weight-complex="bold"/>
    </style:style>
    <style:style style:name="P17" style:family="paragraph" style:parent-style-name="Standard"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/>
      <style:text-properties officeooo:paragraph-rsid="0008387e"/>
    </style:style>
    <style:style style:name="P18" style:family="paragraph" style:parent-style-name="Table_20_Contents">
      <style:text-properties fo:color="#000000" fo:font-weight="bold" officeooo:rsid="00084b00" officeooo:paragraph-rsid="0005ef6c" style:font-weight-asian="bold" style:font-weight-complex="bold"/>
    </style:style>
    <style:style style:name="P19" style:family="paragraph" style:parent-style-name="Table_20_Contents">
      <style:text-properties fo:color="#000000" officeooo:rsid="00084b00" officeooo:paragraph-rsid="0005ef6c"/>
    </style:style>
    <style:style style:name="P20" style:family="paragraph" style:parent-style-name="Table_20_Contents">
      <style:text-properties fo:color="#000000" officeooo:rsid="0005ef6c" officeooo:paragraph-rsid="0005ef6c"/>
    </style:style>
    <style:style style:name="P21" style:family="paragraph" style:parent-style-name="Table_20_Contents">
      <style:paragraph-properties fo:text-align="justify" style:justify-single-word="false"/>
      <style:text-properties officeooo:rsid="00072e48" officeooo:paragraph-rsid="00072e48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2e48" officeooo:paragraph-rsid="00072e48" style:font-weight-asian="bold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font-weight="bold" officeooo:rsid="00072e48" officeooo:paragraph-rsid="00072e48" style:font-weight-asian="bold" style:font-weight-complex="bold"/>
    </style:style>
    <style:style style:name="P24" style:family="paragraph" style:parent-style-name="Heading_20_1">
      <style:paragraph-properties fo:margin-left="0.76cm" fo:margin-right="0cm" fo:margin-top="0.4cm" fo:margin-bottom="0cm" style:contextual-spacing="false" fo:text-indent="-0.76cm" style:auto-text-indent="false">
        <style:tab-stops/>
      </style:paragraph-properties>
      <style:text-properties officeooo:paragraph-rsid="00042d4f"/>
    </style:style>
    <style:style style:name="P25" style:family="paragraph" style:parent-style-name="Heading_20_1"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/>
      <style:text-properties fo:font-weight="bold" officeooo:rsid="00084b00" officeooo:paragraph-rsid="0005ef6c" style:font-weight-asian="bold" style:font-weight-complex="bold"/>
    </style:style>
    <style:style style:name="P26" style:family="paragraph" style:parent-style-name="Heading_20_1"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/>
      <style:text-properties fo:font-weight="bold" officeooo:rsid="00084b00" officeooo:paragraph-rsid="00072e48" style:font-weight-asian="bold" style:font-weight-complex="bold"/>
    </style:style>
    <style:style style:name="P27" style:family="paragraph" style:parent-style-name="Heading_20_1"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/>
      <style:text-properties officeooo:paragraph-rsid="0005ef6c"/>
    </style:style>
    <style:style style:name="P28" style:family="paragraph" style:parent-style-name="Heading_20_1"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/>
      <style:text-properties officeooo:paragraph-rsid="00072e48"/>
    </style:style>
    <style:style style:name="P29" style:family="paragraph" style:parent-style-name="Heading_20_1"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/>
      <style:text-properties officeooo:paragraph-rsid="0008387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officeooo:rsid="00084b00" style:font-size-asian="14pt" style:font-weight-asian="bold" style:font-size-complex="14pt" style:font-weight-complex="bold"/>
    </style:style>
    <style:style style:name="T3" style:family="text">
      <style:text-properties officeooo:rsid="00042d4f"/>
    </style:style>
    <style:style style:name="T4" style:family="text">
      <style:text-properties officeooo:rsid="000c0c2a"/>
    </style:style>
    <style:style style:name="T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000000" fo:font-size="12pt" fo:font-weight="normal" officeooo:rsid="002a9763" style:font-size-asian="12pt" style:font-weight-asian="normal" style:font-size-complex="12pt" style:font-weight-complex="normal"/>
    </style:style>
    <style:style style:name="T7" style:family="text">
      <style:text-properties fo:color="#000000" fo:font-size="12pt" fo:font-weight="normal" officeooo:rsid="0012fab7" style:font-size-asian="12pt" style:font-weight-asian="normal" style:font-size-complex="12pt" style:font-weight-complex="normal"/>
    </style:style>
    <style:style style:name="T8" style:family="text">
      <style:text-properties fo:color="#000000" fo:font-size="12pt" fo:font-weight="normal" officeooo:rsid="00042d4f" style:font-size-asian="12pt" style:font-weight-asian="normal" style:font-size-complex="12pt" style:font-weight-complex="normal"/>
    </style:style>
    <style:style style:name="T9" style:family="text">
      <style:text-properties fo:color="#000000" fo:font-size="12pt" fo:font-weight="normal" officeooo:rsid="0005ef6c" style:font-size-asian="12pt" style:font-weight-asian="normal" style:font-size-complex="12pt" style:font-weight-complex="normal"/>
    </style:style>
    <style:style style:name="T10" style:family="text">
      <style:text-properties fo:color="#000000" fo:font-size="12pt" fo:font-weight="normal" officeooo:rsid="00072e48" style:font-size-asian="12pt" style:font-weight-asian="normal" style:font-size-complex="12pt" style:font-weight-complex="normal"/>
    </style:style>
    <style:style style:name="T11" style:family="text">
      <style:text-properties fo:color="#000000" fo:font-size="12pt" fo:font-style="italic" fo:font-weight="normal" officeooo:rsid="00072e48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fo:color="#000000" fo:font-size="12pt" fo:font-style="normal" fo:font-weight="normal" officeooo:rsid="00072e48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00" fo:font-size="12pt" fo:font-style="normal" fo:font-weight="normal" officeooo:rsid="0008387e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fo:font-size="16pt" officeooo:rsid="0012404f" style:font-size-asian="16pt" style:font-size-complex="16pt"/>
    </style:style>
    <style:style style:name="T15" style:family="text">
      <style:text-properties fo:color="#000000" fo:font-size="16pt" officeooo:rsid="0005ef6c" style:font-size-asian="16pt" style:font-size-complex="16pt"/>
    </style:style>
    <style:style style:name="T16" style:family="text">
      <style:text-properties fo:color="#000000" fo:font-size="16pt" officeooo:rsid="00072e48" style:font-size-asian="16pt" style:font-size-complex="16pt"/>
    </style:style>
    <style:style style:name="T17" style:family="text">
      <style:text-properties style:font-name-complex="Times New Roman"/>
    </style:style>
    <style:style style:name="T18" style:family="text">
      <style:text-properties officeooo:rsid="0005ef6c"/>
    </style:style>
    <style:style style:name="T19" style:family="text">
      <style:text-properties officeooo:rsid="00084b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istema Acadêmico IFRS-BG</text:p>
      <text:p text:style-name="P5"/>
      <text:p text:style-name="P5"/>
      <text:p text:style-name="P5"/>
      <text:p text:style-name="P4">Primeira Iteração</text:p>
      <text:p text:style-name="P5"/>
      <text:p text:style-name="P5"/>
      <text:p text:style-name="P1"><text:span text:style-name="Fonte_20_parág._20_padrão"><text:span text:style-name="T1">Versão 1.0</text:span></text:span></text:p>
      <text:p text:style-name="P14">Histórico de Revisão</text:p>
      <text:p text:style-name="P5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>
          <table:table-cell table:style-name="Tabela10.A1" office:value-type="string">
            <text:p text:style-name="P2">Data</text:p>
          </table:table-cell>
          <table:table-cell table:style-name="Tabela10.A1" office:value-type="string">
            <text:p text:style-name="P2">Versão</text:p>
          </table:table-cell>
          <table:table-cell table:style-name="Tabela10.A1" office:value-type="string">
            <text:p text:style-name="P2">Descrição</text:p>
          </table:table-cell>
          <table:table-cell table:style-name="Tabela10.D1" office:value-type="string">
            <text:p text:style-name="P2">Autor</text:p>
          </table:table-cell>
        </table:table-row>
        <table:table-row table:style-name="Tabela10.2">
          <table:table-cell table:style-name="Tabela10.A2" office:value-type="string">
            <text:p text:style-name="P6"><text:span text:style-name="T3">21</text:span>/0<text:span text:style-name="T3">4</text:span>/2014</text:p>
          </table:table-cell>
          <table:table-cell table:style-name="Tabela10.B2" office:value-type="string">
            <text:p text:style-name="P6">1.0.<text:span text:style-name="T4">0</text:span></text:p>
          </table:table-cell>
          <table:table-cell table:style-name="Tabela10.C2" office:value-type="string">
            <text:p text:style-name="P10">Primeira versão do documento</text:p>
          </table:table-cell>
          <table:table-cell table:style-name="Tabela10.D2" office:value-type="string">
            <text:p text:style-name="P9">Eduardo Hoff</text:p>
          </table:table-cell>
        </table:table-row>
        <table:table-row table:style-name="Tabela10.2">
          <table:table-cell table:style-name="Tabela10.A3" office:value-type="string">
            <text:p text:style-name="P7">23/04/20<text:span text:style-name="T3">1</text:span>4</text:p>
          </table:table-cell>
          <table:table-cell table:style-name="Tabela10.B3" office:value-type="string">
            <text:p text:style-name="P7">1.0.1</text:p>
          </table:table-cell>
          <table:table-cell table:style-name="Tabela10.C3" office:value-type="string">
            <text:p text:style-name="P10">Estimativa de tempo de trabalho necessário</text:p>
          </table:table-cell>
          <table:table-cell table:style-name="Tabela10.D3" office:value-type="string">
            <text:p text:style-name="P8">Eduardo Hoff</text:p>
          </table:table-cell>
        </table:table-row>
        <table:table-row table:style-name="Tabela10.2">
          <table:table-cell table:style-name="Tabela10.A4" office:value-type="string">
            <text:p text:style-name="P7">23/04/20<text:span text:style-name="T3">1</text:span>4</text:p>
          </table:table-cell>
          <table:table-cell table:style-name="Tabela10.B4" office:value-type="string">
            <text:p text:style-name="P7">1.0.<text:span text:style-name="T3">2</text:span></text:p>
          </table:table-cell>
          <table:table-cell table:style-name="Tabela10.C4" office:value-type="string">
            <text:p text:style-name="P10">Projeto do sistema</text:p>
          </table:table-cell>
          <table:table-cell table:style-name="Tabela10.D4" office:value-type="string">
            <text:p text:style-name="P11">Eduardo Hoff</text:p>
          </table:table-cell>
        </table:table-row>
        <table:table-row table:style-name="Tabela10.2">
          <table:table-cell table:style-name="Tabela10.A5" office:value-type="string">
            <text:p text:style-name="P7">2<text:span text:style-name="T3">5</text:span>/04/20<text:span text:style-name="T3">1</text:span>4</text:p>
          </table:table-cell>
          <table:table-cell table:style-name="Tabela10.B5" office:value-type="string">
            <text:p text:style-name="P10">1.0.3</text:p>
          </table:table-cell>
          <table:table-cell table:style-name="Tabela10.C5" office:value-type="string">
            <text:p text:style-name="P10">Projeto do banco de dados</text:p>
          </table:table-cell>
          <table:table-cell table:style-name="Tabela10.D5" office:value-type="string">
            <text:p text:style-name="P11">Eduardo Hoff</text:p>
          </table:table-cell>
        </table:table-row>
        <table:table-row table:style-name="Tabela10.2">
          <table:table-cell table:style-name="Tabela10.A6" office:value-type="string">
            <text:p text:style-name="P7"><text:span text:style-name="T3">09</text:span>/0<text:span text:style-name="T18">5</text:span>/20<text:span text:style-name="T3">1</text:span>4</text:p>
          </table:table-cell>
          <table:table-cell table:style-name="Tabela10.B6" office:value-type="string">
            <text:p text:style-name="P10">1.0.4</text:p>
          </table:table-cell>
          <table:table-cell table:style-name="Tabela10.C6" office:value-type="string">
            <text:p text:style-name="P10">Resultados e entregas</text:p>
          </table:table-cell>
          <table:table-cell table:style-name="Tabela10.D6" office:value-type="string">
            <text:p text:style-name="P11">Eduardo Hoff</text:p>
          </table:table-cell>
        </table:table-row>
      </table:table>
      <text:p text:style-name="P1"><text:span text:style-name="Fonte_20_parág._20_padrão"><text:span text:style-name="T2"/></text:span></text:p>
      <text:p text:style-name="P15">Primeira Iteração</text:p>
      <text:p text:style-name="P24">1.<text:tab/>Objetivo<text:span text:style-name="Fonte_20_parág._20_padrão"><text:span text:style-name="T17"> </text:span></text:span>do<text:span text:style-name="Fonte_20_parág._20_padrão"><text:span text:style-name="T17"> </text:span></text:span>Documento</text:p>
      <text:p text:style-name="P16"><text:span text:style-name="Fonte_20_parág._20_padrão"><text:span text:style-name="T5">Este documento </text:span></text:span><text:span text:style-name="Fonte_20_parág._20_padrão"><text:span text:style-name="T8">tem o objetivo de apresentar </text:span></text:span><text:span text:style-name="Fonte_20_parág._20_padrão"><text:span text:style-name="T9">resultados, objetivos e </text:span></text:span><text:span text:style-name="Fonte_20_parág._20_padrão"><text:span text:style-name="T8">os artefatos a serem entregues na primeira iteração de desenvolvimento do projeto Sistema Acadêmico IFRS-BG, para o Instituto Federal de Educação, Ciência e Tecnologia do Rio Grande do Sul </text:span></text:span><text:span text:style-name="Fonte_20_parág._20_padrão"><text:span text:style-name="T6">(IFRS)</text:span></text:span><text:span text:style-name="Fonte_20_parág._20_padrão"><text:span text:style-name="T8">, campus Bento Gonçalves, solicitado pelo cliente Rogério Tessari, </text:span></text:span><text:span text:style-name="Fonte_20_parág._20_padrão"><text:span text:style-name="T7">representante do campus.</text:span></text:span></text:p>
      <text:p text:style-name="P25"><text:span text:style-name="Fonte_20_parág._20_padrão"><text:span text:style-name="T14">2. </text:span></text:span><text:span text:style-name="Fonte_20_parág._20_padrão"><text:span text:style-name="T15">História do Usuário </text:span></text:span><text:span text:style-name="Fonte_20_parág._20_padrão"><text:span text:style-name="T16">a ser Implementada</text:span></text:span></text:p>
      <text:p text:style-name="P27"><text:span text:style-name="Fonte_20_parág._20_padrão"><text:span text:style-name="T9">Foi definida, por parte do cliente, a funcionalidade de “Gerenciar Aula” como primei</text:span></text:span><text:span text:style-name="Fonte_20_parág._20_padrão"><text:span text:style-name="T10">r</text:span></text:span><text:span text:style-name="Fonte_20_parág._20_padrão"><text:span text:style-name="T9">a história de usuário a ser implementada. A história está descrita a seguir.</text:span></text:span></text:p>
      <table:table table:name="Tabela8" table:style-name="Tabela8">
        <table:table-column table:style-name="Tabela8.A"/>
        <table:table-row>
          <table:table-cell table:style-name="Tabela8.A1" office:value-type="string">
            <text:p text:style-name="P18">Gerenciar Aula</text:p>
          </table:table-cell>
        </table:table-row>
        <table:table-row>
          <table:table-cell table:style-name="Tabela8.A2" office:value-type="string">
            <text:p text:style-name="P20">O usuário poderá criar uma aula em determinada turma, e informar o conteúdo a ser ministrado na aula. <text:span text:style-name="T19">Para isso ele deverá </text:span>clicar no botão “criar aula”<text:span text:style-name="T19"> e </text:span>n<text:span text:style-name="T19">a </text:span>tela seguinte digitar a <text:span text:style-name="T19">descrição da aula. Ao final, basta clicar no botão “</text:span>criar<text:span text:style-name="T19">”.</text:span></text:p>
            <text:p text:style-name="P19"/>
            <text:p text:style-name="P19">O usuário também poderá alterar as informações de conteúdo ministrado em aula, selecionando a aula, clicando em “editar <text:span text:style-name="T18">aula</text:span>”, e após salvando as alterações em “salvar”.</text:p>
          </table:table-cell>
        </table:table-row>
      </table:table>
      <text:p text:style-name="P12"/>
      <text:p text:style-name="P26"><text:span text:style-name="Fonte_20_parág._20_padrão"><text:span text:style-name="T16">3</text:span></text:span><text:span text:style-name="Fonte_20_parág._20_padrão"><text:span text:style-name="T14">. </text:span></text:span><text:span text:style-name="Fonte_20_parág._20_padrão"><text:span text:style-name="T16">Estimativas de Tempo de Trabalho</text:span></text:span><text:span text:style-name="Fonte_20_parág._20_padrão"><text:span text:style-name="T14"> </text:span></text:span></text:p>
      <text:p text:style-name="P28"><text:span text:style-name="Fonte_20_parág._20_padrão"><text:span text:style-name="T10">Será aqui definidas as estimativas de tempo de trabalho a ser realizado por meio de </text:span></text:span><text:span text:style-name="Fonte_20_parág._20_padrão"><text:span text:style-name="T11">tasks</text:span></text:span><text:span text:style-name="Fonte_20_parág._20_padrão"><text:span text:style-name="T12">, durante os dias 21 de Abril até 09 de Maio de 2014.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2">Identificador</text:p>
          </table:table-cell>
          <table:table-cell table:style-name="Tabela1.A1" office:value-type="string">
            <text:p text:style-name="P22">Task</text:p>
          </table:table-cell>
          <table:table-cell table:style-name="Tabela1.C1" office:value-type="string">
            <text:p text:style-name="P22">Tempo Estimado</text:p>
          </table:table-cell>
        </table:table-row>
        <table:table-row>
          <table:table-cell table:style-name="Tabela1.A2" office:value-type="string">
            <text:p text:style-name="P21">1</text:p>
          </table:table-cell>
          <table:table-cell table:style-name="Tabela1.B6" office:value-type="string">
            <text:p text:style-name="P21">Projeto de desenvolvimento da funcionalidade (Diagramas de classe)</text:p>
          </table:table-cell>
          <table:table-cell table:style-name="Tabela1.C2" office:value-type="string">
            <text:p text:style-name="P21">1h</text:p>
          </table:table-cell>
        </table:table-row>
        <table:table-row>
          <table:table-cell table:style-name="Tabela1.A3" office:value-type="string">
            <text:p text:style-name="P21">2</text:p>
          </table:table-cell>
          <table:table-cell table:style-name="Tabela1.B6" office:value-type="string">
            <text:p text:style-name="P21">Projeto do banco de dados da funcionalidade (Diagramas conceitual e lógico)</text:p>
          </table:table-cell>
          <table:table-cell table:style-name="Tabela1.C3" office:value-type="string">
            <text:p text:style-name="P21">2h</text:p>
          </table:table-cell>
        </table:table-row>
        <table:table-row>
          <table:table-cell table:style-name="Tabela1.A4" office:value-type="string">
            <text:p text:style-name="P21">3</text:p>
          </table:table-cell>
          <table:table-cell table:style-name="Tabela1.B6" office:value-type="string">
            <text:p text:style-name="P21">Desenvolvimento do banco de dados.</text:p>
          </table:table-cell>
          <table:table-cell table:style-name="Tabela1.C4" office:value-type="string">
            <text:p text:style-name="P21">1h</text:p>
          </table:table-cell>
        </table:table-row>
        <table:table-row>
          <table:table-cell table:style-name="Tabela1.A5" office:value-type="string">
            <text:p text:style-name="P21">4</text:p>
          </table:table-cell>
          <table:table-cell table:style-name="Tabela1.B6" office:value-type="string">
            <text:p text:style-name="P21">Tutorial da framework Yii</text:p>
          </table:table-cell>
          <table:table-cell table:style-name="Tabela1.C5" office:value-type="string">
            <text:p text:style-name="P21">2h</text:p>
          </table:table-cell>
        </table:table-row>
        <table:table-row>
          <table:table-cell table:style-name="Tabela1.A6" office:value-type="string">
            <text:p text:style-name="P21">5</text:p>
          </table:table-cell>
          <table:table-cell table:style-name="Tabela1.B6" office:value-type="string">
            <text:p text:style-name="P21">Codificação da funcionalidade</text:p>
          </table:table-cell>
          <table:table-cell table:style-name="Tabela1.C6" office:value-type="string">
            <text:p text:style-name="P21">10h</text:p>
          </table:table-cell>
        </table:table-row>
        <table:table-row>
          <table:table-cell table:style-name="Tabela1.A7" table:number-columns-spanned="3" office:value-type="string">
            <text:p text:style-name="P23">Total: 16 horas</text:p>
          </table:table-cell>
          <table:covered-table-cell/>
          <table:covered-table-cell/>
        </table:table-row>
      </table:table>
      <text:p text:style-name="P26"><text:soft-page-break/><text:span text:style-name="Fonte_20_parág._20_padrão"><text:span text:style-name="T16"/></text:span></text:p>
      <text:p text:style-name="P26"><text:span text:style-name="Fonte_20_parág._20_padrão"><text:span text:style-name="T16">4</text:span></text:span><text:span text:style-name="Fonte_20_parág._20_padrão"><text:span text:style-name="T14">. </text:span></text:span><text:span text:style-name="Fonte_20_parág._20_padrão"><text:span text:style-name="T16">Projeto de Desenvolvimento da Funcionalidade</text:span></text:span><text:span text:style-name="Fonte_20_parág._20_padrão"><text:span text:style-name="T14"> </text:span></text:span></text:p>
      <text:p text:style-name="P28"><text:span text:style-name="Fonte_20_parág._20_padrão"><text:span text:style-name="T12">Para visualizar os diagramas de desenvolvimento da funcionalidade “Gerenciar Aula”, vide documentos em anexo.</text:span></text:span></text:p>
      <text:p text:style-name="P26"><text:span text:style-name="Fonte_20_parág._20_padrão"><text:span text:style-name="T16">5</text:span></text:span><text:span text:style-name="Fonte_20_parág._20_padrão"><text:span text:style-name="T14">. </text:span></text:span><text:span text:style-name="Fonte_20_parág._20_padrão"><text:span text:style-name="T16">Projeto de Desenvolvimento do Banco de Dados da Funcionalidade</text:span></text:span><text:span text:style-name="Fonte_20_parág._20_padrão"><text:span text:style-name="T14"> </text:span></text:span></text:p>
      <text:p text:style-name="P28"><text:span text:style-name="Fonte_20_parág._20_padrão"><text:span text:style-name="T12">Para visualizar os diagramas conceitual e lógico, e o script do banco de dados da funcionalidade “Gerenciar Aula”, vide documentos em anexo.</text:span></text:span></text:p>
      <text:p text:style-name="P26"><text:span text:style-name="Fonte_20_parág._20_padrão"><text:span text:style-name="T16">6</text:span></text:span><text:span text:style-name="Fonte_20_parág._20_padrão"><text:span text:style-name="T14">. </text:span></text:span><text:span text:style-name="Fonte_20_parág._20_padrão"><text:span text:style-name="T16">Resultados</text:span></text:span></text:p>
      <text:p text:style-name="P29"><text:span text:style-name="Fonte_20_parág._20_padrão"><text:span text:style-name="T13">Na data de 09 de Maio de 2014 será entregue a funcionalidade de “Gerenciar Aula”, descrita na segunda sessão deste documento, em estado funcional. Qualquer mudança desejada deverá ser discutida com o cliente em reunião previamente agendada.</text:span></text:span></text:p>
      <text:p text:style-name="P17"><text:span text:style-name="Fonte_20_parág._20_padrão"><text:span text:style-name="T13">Na data de 21 de Maio de 2014, em reunião serão definidas as atividades a serem desenvolvidas na segunda iteração do desenvolvimento.</text:span></text:span></text:p>
      <text:p text:style-name="P28"><text:span text:style-name="Fonte_20_parág._20_padrão"><text:span text:style-name="T12">A tabela a seguir apresenta o tempo gasto para desenvolvimento da funcionalidade, que servirá para estimativas mais precisas de iterações futuras.</text:span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22">Identificador</text:p>
          </table:table-cell>
          <table:table-cell table:style-name="Tabela2.A1" office:value-type="string">
            <text:p text:style-name="P22">Task</text:p>
          </table:table-cell>
          <table:table-cell table:style-name="Tabela2.C1" office:value-type="string">
            <text:p text:style-name="P22">Tempo Estimado</text:p>
          </table:table-cell>
        </table:table-row>
        <table:table-row>
          <table:table-cell table:style-name="Tabela2.A2" office:value-type="string">
            <text:p text:style-name="P21">1</text:p>
          </table:table-cell>
          <table:table-cell table:style-name="Tabela2.B6" office:value-type="string">
            <text:p text:style-name="P21">Projeto de desenvolvimento da funcionalidade (Diagramas de classe)</text:p>
          </table:table-cell>
          <table:table-cell table:style-name="Tabela2.C2" office:value-type="string">
            <text:p text:style-name="P21">1h</text:p>
          </table:table-cell>
        </table:table-row>
        <table:table-row>
          <table:table-cell table:style-name="Tabela2.A3" office:value-type="string">
            <text:p text:style-name="P21">2</text:p>
          </table:table-cell>
          <table:table-cell table:style-name="Tabela2.B6" office:value-type="string">
            <text:p text:style-name="P21">Projeto do banco de dados da funcionalidade (Diagramas conceitual e lógico)</text:p>
          </table:table-cell>
          <table:table-cell table:style-name="Tabela2.C3" office:value-type="string">
            <text:p text:style-name="P21">2h</text:p>
          </table:table-cell>
        </table:table-row>
        <table:table-row>
          <table:table-cell table:style-name="Tabela2.A4" office:value-type="string">
            <text:p text:style-name="P21">3</text:p>
          </table:table-cell>
          <table:table-cell table:style-name="Tabela2.B6" office:value-type="string">
            <text:p text:style-name="P21">Desenvolvimento do banco de dados.</text:p>
          </table:table-cell>
          <table:table-cell table:style-name="Tabela2.C4" office:value-type="string">
            <text:p text:style-name="P21">1h</text:p>
          </table:table-cell>
        </table:table-row>
        <table:table-row>
          <table:table-cell table:style-name="Tabela2.A5" office:value-type="string">
            <text:p text:style-name="P21">4</text:p>
          </table:table-cell>
          <table:table-cell table:style-name="Tabela2.B6" office:value-type="string">
            <text:p text:style-name="P21">Tutorial da framework Yii</text:p>
          </table:table-cell>
          <table:table-cell table:style-name="Tabela2.C5" office:value-type="string">
            <text:p text:style-name="P21">5h</text:p>
          </table:table-cell>
        </table:table-row>
        <table:table-row>
          <table:table-cell table:style-name="Tabela2.A6" office:value-type="string">
            <text:p text:style-name="P21">5</text:p>
          </table:table-cell>
          <table:table-cell table:style-name="Tabela2.B6" office:value-type="string">
            <text:p text:style-name="P21">Codificação da funcionalidade</text:p>
          </table:table-cell>
          <table:table-cell table:style-name="Tabela2.C6" office:value-type="string">
            <text:p text:style-name="P21">12h</text:p>
          </table:table-cell>
        </table:table-row>
        <table:table-row>
          <table:table-cell table:style-name="Tabela2.A7" table:number-columns-spanned="3" office:value-type="string">
            <text:p text:style-name="P23">Total: 21 horas</text:p>
          </table:table-cell>
          <table:covered-table-cell/>
          <table:covered-table-cell/>
        </table:table-row>
      </table:table>
      <text:p text:style-name="P13"><text:span text:style-name="Fonte_20_parág._20_padrão"><text:span text:style-name="T1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hyphenation-ladder-count="no-limit" fo:keep-with-next="always"/>
      <style:text-properties fo:font-size="16pt" fo:font-weight="bold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5:30:19.421000000</meta:creation-date>
    <dc:date>2014-05-14T20:02:23.020000000</dc:date>
    <meta:editing-duration>PT27M49S</meta:editing-duration>
    <meta:editing-cycles>4</meta:editing-cycles>
    <meta:generator>LibreOffice/4.2.0.4$Windows_x86 LibreOffice_project/05dceb5d363845f2cf968344d7adab8dcfb2ba71</meta:generator>
    <meta:document-statistic meta:table-count="4" meta:image-count="0" meta:object-count="0" meta:page-count="4" meta:paragraph-count="84" meta:word-count="479" meta:character-count="3040" meta:non-whitespace-character-count="2642"/>
  </office:meta>
</office:document-meta>
</file>